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2" style:family="table-row">
      <style:table-row-properties style:min-row-height="3.214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1700" officeooo:paragraph-rsid="001d1700"/>
    </style:style>
    <style:style style:name="P2" style:family="paragraph" style:parent-style-name="Standard">
      <style:text-properties officeooo:rsid="001e68d6" officeooo:paragraph-rsid="001e68d6"/>
    </style:style>
    <style:style style:name="P3" style:family="paragraph" style:parent-style-name="Standard">
      <style:text-properties officeooo:rsid="001eb315" officeooo:paragraph-rsid="001eb315"/>
    </style:style>
    <style:style style:name="P4" style:family="paragraph" style:parent-style-name="Standard">
      <style:text-properties fo:text-shadow="1pt 1pt" officeooo:rsid="001eb315" officeooo:paragraph-rsid="001eb315"/>
    </style:style>
    <style:style style:name="P5" style:family="paragraph" style:parent-style-name="Standard">
      <style:text-properties officeooo:rsid="001faa10" officeooo:paragraph-rsid="001faa10"/>
    </style:style>
    <style:style style:name="P6" style:family="paragraph" style:parent-style-name="Standard">
      <style:text-properties officeooo:rsid="00205d76" officeooo:paragraph-rsid="00205d76"/>
    </style:style>
    <style:style style:name="P7" style:family="paragraph" style:parent-style-name="Table_20_Contents">
      <style:text-properties officeooo:rsid="001e68d6" officeooo:paragraph-rsid="001e68d6"/>
    </style:style>
    <style:style style:name="T1" style:family="text">
      <style:text-properties officeooo:rsid="001e68d6"/>
    </style:style>
    <style:style style:name="T2" style:family="text">
      <style:text-properties officeooo:rsid="001eb315"/>
    </style:style>
    <style:style style:name="T3" style:family="text">
      <style:text-properties officeooo:rsid="002256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 </text:p>
      <text:p text:style-name="P1"/>
      <text:p text:style-name="P1">se caracteriza por : </text:p>
      <text:p text:style-name="P1"/>
      <text:p text:style-name="P1"><text:tab/>ser sencillo y uniforme (colección de tablas y lenguajes declarativos).</text:p>
      <text:p text:style-name="P1"><text:tab/></text:p>
      <text:p text:style-name="P1"><text:tab/>solida fundamentación técnica: el modelo esta definido con rigor matemático.</text:p>
      <text:p text:style-name="P1"/>
      <text:p text:style-name="P1"><text:tab/>Se independiza del almacenamiento físico y de las aplicaciones.</text:p>
      <text:p text:style-name="P1"/>
      <text:p text:style-name="P1">Elementos Básicos</text:p>
      <text:p text:style-name="P1"/>
      <text:p text:style-name="P1"><text:tab/>entidades y relación : es la estructura básica del modelo relacional. Se representa mediante una <text:tab/>tabla</text:p>
      <text:p text:style-name="P1"/>
      <text:p text:style-name="P1"><text:tab/>Dominio: es el conjunto valido de valores que toma un atributo.</text:p>
      <text:p text:style-name="P1"/>
      <text:p text:style-name="P1"><text:tab/>Atributo: representa las propiedades de la relación . Se representa mediante una columna </text:p>
      <text:p text:style-name="P1"/>
      <text:p text:style-name="P1"><text:tab/>Tupla : Es una ocurrencia de la relación.</text:p>
      <text:p text:style-name="P1"/>
      <text:p text:style-name="P1"/>
      <text:p text:style-name="P1">Una tabla es la estru<text:span text:style-name="T1">ctura empleada para representar una entidad o relación: </text:span></text:p>
      <text:p text:style-name="P1"/>
      <text:p text:style-name="P2">las columnas de la de la tabla son los atributos de la entidad.</text:p>
      <text:p text:style-name="P2"/>
      <text:p text:style-name="P2">Cada fila de la tabla se denomina tupla y rpresenta un elemto del conjunto definido por la relacion.</text:p>
      <text:p text:style-name="P2"/>
      <text:p text:style-name="P2"/>
      <text:p text:style-name="P2">Ejemplo De entidad o relacion </text:p>
      <text:p text:style-name="P2"/>
      <text:p text:style-name="P2">El universo de discurso de una BD relacional esta compuesto por un conjunto de dominios {Di} y de ralaciones {Ri], definidas sobre los dominios</text:p>
      <text:p text:style-name="P2"/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7">Nombre</text:p>
          </table:table-cell>
          <table:table-cell table:style-name="Tabla1.A1" office:value-type="string">
            <text:p text:style-name="P7">calle</text:p>
          </table:table-cell>
          <table:table-cell table:style-name="Tabla1.C1" office:value-type="string">
            <text:p text:style-name="P7">ciudad</text:p>
          </table:table-cell>
        </table:table-row>
        <table:table-row table:style-name="Tabla1.2">
          <table:table-cell table:style-name="Tabla1.A2" office:value-type="string">
            <text:p text:style-name="P7">Carmen </text:p>
            <text:p text:style-name="P7">ana</text:p>
            <text:p text:style-name="P7">pedro</text:p>
            <text:p text:style-name="P7">marie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2"/>
      <text:p text:style-name="P2"/>
      <text:p text:style-name="P2">Dominios </text:p>
      <text:p text:style-name="P2"/>
      <text:p text:style-name="P2">Un dominio es un conjunto nominado , finito y homogeneo de valores atómicos</text:p>
      <text:p text:style-name="P2"/>
      <text:p text:style-name="P2"><text:soft-page-break/>un dominio =&gt;</text:p>
      <text:p text:style-name="P2"><text:tab/>se identifica por un nombre.</text:p>
      <text:p text:style-name="P2"><text:tab/>Tiene un numero finitos de valores </text:p>
      <text:p text:style-name="P2"><text:tab/></text:p>
      <text:p text:style-name="P2"/>
      <text:p text:style-name="P2">Atributos </text:p>
      <text:p text:style-name="P2"/>
      <text:p text:style-name="P2">U<text:span text:style-name="T2">n</text:span> atributo (A) es la interpretación de un determinado dominio en una relación, es decir el “el papel” que juega e<text:span text:style-name="T2">n</text:span> la misma.</text:p>
      <text:p text:style-name="P2"/>
      <text:p text:style-name="P2"/>
      <text:p text:style-name="P4">Clave (Key): </text:p>
      <text:p text:style-name="P3"/>
      <text:p text:style-name="P3">clave candidata: conjunto de atributos que identifican univoca y mínimamente cada tupla de la relación</text:p>
      <text:p text:style-name="P3"/>
      <text:p text:style-name="P3"><text:tab/>siempre existe , al menos una clave candidata.</text:p>
      <text:p text:style-name="P3"/>
      <text:p text:style-name="P3">Una relacion puede tener mas de una clave candidata. Se debe distinguir entre:</text:p>
      <text:p text:style-name="P3"/>
      <text:p text:style-name="P3"><text:tab/>Clave primaria: Es la clave candidata que el usuario escoge para identificar las tuplas de la <text:tab/>relación.</text:p>
      <text:p text:style-name="P3"/>
      <text:p text:style-name="P3"><text:tab/>Claves Alternativas: las claves candidatas que no han sido escogidas para ser clave primaria.</text:p>
      <text:p text:style-name="P3"/>
      <text:p text:style-name="P3"/>
      <text:p text:style-name="P3">Calve ajena: se denomina clave ajena de una relacion R2 a un conjunto no vacio de atributos cuyos valores han de coincidir con los valores de una clave candidata de una relación R1.</text:p>
      <text:p text:style-name="P5"/>
      <text:p text:style-name="P5">Restricciones Semanticas</text:p>
      <text:p text:style-name="P5"/>
      <text:p text:style-name="P5">son definidas por el usuario.</text:p>
      <text:p text:style-name="P5">Son facilidades que el modelo ofrec a los diseñadores para que puedan reflejar en el esquema , lo mas fielmente posible, la semantica del mundo real.</text:p>
      <text:p text:style-name="P5"/>
      <text:p text:style-name="P5">Los tipos de restricciones semanticas permitidos en el MR (incorporadas a SQL 92) son:</text:p>
      <text:p text:style-name="P5"/>
      <text:p text:style-name="P5">clave primaria </text:p>
      <text:p text:style-name="P5">Permite declarar un atributo o un conjunto de atributos como clave primaria de una relacion, sus valores no se podran repetir , ni se admitiran los nulos</text:p>
      <text:p text:style-name="P5"/>
      <text:p text:style-name="P5">unicidad </text:p>
      <text:p text:style-name="P5">los valores de un conjunto de atributos no pueden repetirse en una relacion. Permite la definicion de claves alternativas</text:p>
      <text:p text:style-name="P5"/>
      <text:p text:style-name="P5">obligatoriedad</text:p>
      <text:p text:style-name="P5">el conjunti de atributos no admite valores nulos.</text:p>
      <text:p text:style-name="P5"/>
      <text:p text:style-name="P5"/>
      <text:p text:style-name="P5"/>
      <text:p text:style-name="P5"><text:soft-page-break/>integridad referencial</text:p>
      <text:p text:style-name="P5">verificación</text:p>
      <text:p text:style-name="P5">disparador</text:p>
      <text:p text:style-name="P3"/>
      <text:p text:style-name="P3"/>
      <text:p text:style-name="P6">integridad referencial:</text:p>
      <text:p text:style-name="P6"/>
      <text:p text:style-name="P6"><text:tab/>ademas de definir las claves ajenas , hay que determiar las consecuencias que se producen al <text:tab/>borrar o actualizar la relación referenciada. Según el estandar SQL92.<text:span text:style-name="T3">+</text:span></text:p>
      <text:p text:style-name="P3"/>
      <text:p text:style-name="P2"/>
      <text:p text:style-name="P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9:08:34.203592147</meta:creation-date>
    <dc:date>2016-09-09T10:43:12.696490433</dc:date>
    <meta:editing-duration>PT3M26S</meta:editing-duration>
    <meta:editing-cycles>1</meta:editing-cycles>
    <meta:document-statistic meta:table-count="1" meta:image-count="0" meta:object-count="0" meta:page-count="3" meta:paragraph-count="54" meta:word-count="455" meta:character-count="2821" meta:non-whitespace-character-count="2386"/>
    <meta:generator>LibreOffice/5.0.6.2$Linux_X86_64 LibreOffice_project/00m0$Build-2</meta:generator>
  </office:meta>
</office:document-meta>
</file>